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94cm"/>
    </style:style>
    <style:style style:name="Tabla1.B" style:family="table-column">
      <style:table-column-properties style:column-width="3.247cm"/>
    </style:style>
    <style:style style:name="Tabla1.C" style:family="table-column">
      <style:table-column-properties style:column-width="6.521cm"/>
    </style:style>
    <style:style style:name="Tabla1.D" style:family="table-column">
      <style:table-column-properties style:column-width="5.29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1.359cm" table:align="left"/>
    </style:style>
    <style:style style:name="Tabla2.A" style:family="table-column">
      <style:table-column-properties style:column-width="1.806cm"/>
    </style:style>
    <style:style style:name="Tabla2.B" style:family="table-column">
      <style:table-column-properties style:column-width="5.237cm"/>
    </style:style>
    <style:style style:name="Tabla2.C" style:family="table-column">
      <style:table-column-properties style:column-width="4.316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1.94cm"/>
    </style:style>
    <style:style style:name="Tabla3.B" style:family="table-column">
      <style:table-column-properties style:column-width="3.247cm"/>
    </style:style>
    <style:style style:name="Tabla3.C" style:family="table-column">
      <style:table-column-properties style:column-width="6.521cm"/>
    </style:style>
    <style:style style:name="Tabla3.D" style:family="table-column">
      <style:table-column-properties style:column-width="5.292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1.359cm" table:align="left"/>
    </style:style>
    <style:style style:name="Tabla4.A" style:family="table-column">
      <style:table-column-properties style:column-width="1.806cm"/>
    </style:style>
    <style:style style:name="Tabla4.B" style:family="table-column">
      <style:table-column-properties style:column-width="5.237cm"/>
    </style:style>
    <style:style style:name="Tabla4.C" style:family="table-column">
      <style:table-column-properties style:column-width="4.316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8.474cm" table:align="left"/>
    </style:style>
    <style:style style:name="Tabla5.A" style:family="table-column">
      <style:table-column-properties style:column-width="1.806cm"/>
    </style:style>
    <style:style style:name="Tabla5.B" style:family="table-column">
      <style:table-column-properties style:column-width="6.668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7cm" table:align="left"/>
    </style:style>
    <style:style style:name="Tabla6.A" style:family="table-column">
      <style:table-column-properties style:column-width="3.11cm"/>
    </style:style>
    <style:style style:name="Tabla6.B" style:family="table-column">
      <style:table-column-properties style:column-width="6.481cm"/>
    </style:style>
    <style:style style:name="Tabla6.C" style:family="table-column">
      <style:table-column-properties style:column-width="7.41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4.42cm" table:align="left"/>
    </style:style>
    <style:style style:name="Tabla7.A" style:family="table-column">
      <style:table-column-properties style:column-width="3.304cm"/>
    </style:style>
    <style:style style:name="Tabla7.B" style:family="table-column">
      <style:table-column-properties style:column-width="11.116cm"/>
    </style:style>
    <style:style style:name="Tabla7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text-properties fo:font-weight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>
      <style:text-properties fo:font-weight="bold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>
      <style:text-properties officeooo:paragraph-rsid="001bae5a"/>
    </style:style>
    <style:style style:name="P16" style:family="paragraph" style:parent-style-name="Text_20_body" style:list-style-name="L11"/>
    <style:style style:name="P17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HP: El Cerebro Detrás del Telón</text:h>
      <text:h text:style-name="Heading_20_3" text:outline-level="3">1. ¿Qué es PHP? La Analogía del Chef y el Restaurante 👨‍🍳</text:h>
      <text:p text:style-name="Text_20_body">Imagina que tu sitio web es un <text:span text:style-name="T1">restaurante</text:span>:</text:p>
      <text:list xml:id="list389788731" text:style-name="L3">
        <text:list-item>
          <text:p text:style-name="P6"><text:span text:style-name="T1">HTML</text:span> es el menú y la decoración del local (la estructura y presentación).</text:p>
        </text:list-item>
        <text:list-item>
          <text:p text:style-name="P6"><text:span text:style-name="T1">CSS</text:span> es el diseño de las mesas y los colores de las paredes (el estilo).</text:p>
        </text:list-item>
        <text:list-item>
          <text:p text:style-name="P6"><text:span text:style-name="T1">JavaScript</text:span> es el camarero que interactúa contigo en tu mesa (lo que sucede en tu navegador).</text:p>
        </text:list-item>
        <text:list-item>
          <text:p text:style-name="P6"><text:span text:style-name="T1">PHP</text:span> es el <text:span text:style-name="T1">Chef</text:span> que está en la cocina (el servidor).</text:p>
        </text:list-item>
      </text:list>
      <text:p text:style-name="Text_20_body">PHP se encarga de recibir tu pedido (una solicitud web), va a la despensa (la base de datos <text:span text:style-name="T1">MySQL</text:span>), prepara el plato (procesa la información) y, finalmente, le entrega al camarero una página HTML ya terminada para que tú la veas.</text:p>
      <text:p text:style-name="Text_20_body">Es un <text:span text:style-name="T1">lenguaje de </text:span><text:span text:style-name="T3">scripting</text:span><text:span text:style-name="T1"> del lado del servidor</text:span> (Server-Side), lo que significa que todo su código se ejecuta <text:span text:style-name="T2">antes</text:span> de que la página llegue a tu navegador. Su nombre oficial es un acrónimo recursivo: <text:span text:style-name="T1">P</text:span>HP <text:span text:style-name="T1">H</text:span>ypertext <text:span text:style-name="T1">P</text:span>reprocessor. Está especialmente diseñado para el desarrollo web.</text:p>
      <text:h text:style-name="Heading_20_4" text:outline-level="4">Usos Comunes de PHP:</text:h>
      <text:list xml:id="list404496265" text:style-name="L4">
        <text:list-item>
          <text:p text:style-name="P7"><text:span text:style-name="T1">Recolección de Datos de Formularios:</text:span> Guardar la información que un usuario introduce en un formulario de registro o contacto.</text:p>
        </text:list-item>
        <text:list-item>
          <text:p text:style-name="P7"><text:span text:style-name="T1">Generación de Contenido Dinámico:</text:span> Crear páginas personalizadas (como el <text:span text:style-name="T2">feed</text:span> de un usuario o el listado de productos de una tienda online).</text:p>
        </text:list-item>
        <text:list-item>
          <text:p text:style-name="P7"><text:span text:style-name="T1">Gestión de Bases de Datos:</text:span> Es el puente que conecta tu web con la información guardada en MySQL.</text:p>
        </text:list-item>
        <text:list-item>
          <text:p text:style-name="P7"><text:span text:style-name="T1">Gestión de Sesiones y Cookies:</text:span> Recordar quién eres entre una página y otra (mantener la sesión iniciada).</text:p>
        </text:list-item>
      </text:list>
      <text:p text:style-name="Horizontal_20_Line"/>
      <text:h text:style-name="Heading_20_3" text:outline-level="3">2. Sintaxis Básica: El Interruptor de PHP</text:h>
      <text:p text:style-name="Text_20_body">Para que el servidor sepa que un trozo de código debe ser interpretado como PHP y no como HTML, necesitamos unas etiquetas especiales. Piensa en ellas como el <text:span text:style-name="T1">interruptor</text:span> que enciende y apaga el modo PHP dentro de un archivo.</text:p>
      <text:p text:style-name="Text_20_body">El código PHP siempre comienza con <text:span text:style-name="Source_20_Text">&lt;?php</text:span> y termina con <text:span text:style-name="Source_20_Text">?&gt;</text:span>.</text:p>
      <text:p text:style-name="P17">PHP</text:p>
      <text:p text:style-name="Text_20_body"/>
      <text:p text:style-name="Text_20_body">&lt;!DOCTYPE html&gt;<text:line-break/>&lt;html lang="es"&gt;<text:line-break/>&lt;head&gt;<text:line-break/> <text:s text:c="3"/>&lt;title&gt;Ejemplo PHP&lt;/title&gt;<text:line-break/><text:soft-page-break/>&lt;/head&gt;<text:line-break/>&lt;body&gt;<text:line-break/> <text:s text:c="3"/>&lt;h1&gt;Bienvenido a mi sitio web&lt;/h1&gt;<text:line-break/> <text:s text:c="3"/><text:line-break/> <text:s text:c="3"/>&lt;?php<text:line-break/> <text:s text:c="7"/>// Este código es PHP puro y se ejecuta en el servidor.<text:line-break/> <text:s text:c="7"/>$usuario = "Visitante Estelar";<text:line-break/> <text:s text:c="7"/>echo "&lt;h2&gt;¡Hola, " . $usuario . "!&lt;/h2&gt;";<text:line-break/> <text:s text:c="3"/>?&gt;<text:line-break/> <text:s text:c="3"/><text:line-break/> <text:s text:c="3"/>&lt;p&gt;Este es contenido HTML normal.&lt;/p&gt;<text:line-break/>&lt;/body&gt;<text:line-break/>&lt;/html&gt;</text:p>
      <text:p text:style-name="Text_20_body"/>
      <text:list xml:id="list163306544" text:style-name="L5">
        <text:list-item>
          <text:p text:style-name="P8"><text:span text:style-name="Source_20_Text"><text:span text:style-name="T1">echo</text:span></text:span><text:span text:style-name="T1">:</text:span> Es la instrucción principal para <text:span text:style-name="T1">imprimir</text:span> o mostrar texto/HTML en la salida final de la página web.</text:p>
        </text:list-item>
        <text:list-item>
          <text:p text:style-name="P8"><text:span text:style-name="T1">El Punto y Coma (</text:span><text:span text:style-name="Source_20_Text"><text:span text:style-name="T1">;</text:span></text:span><text:span text:style-name="T1">):</text:span> Cada instrucción de PHP debe terminar con un punto y coma, como si fuera el punto final de una frase.</text:p>
        </text:list-item>
      </text:list>
      <text:p text:style-name="Horizontal_20_Line"/>
      <text:h text:style-name="Heading_20_3" text:outline-level="3">3. Variables: La Caja Fuerte de los Datos 📦</text:h>
      <text:p text:style-name="Text_20_body">Una <text:span text:style-name="T1">variable</text:span> en PHP es como una caja etiquetada donde guardas distintos tipos de información para usarla más tarde.</text:p>
      <text:h text:style-name="Heading_20_4" text:outline-level="4">3.1. Declaración de Variables</text:h>
      <text:p text:style-name="Text_20_body">La regla más importante de PHP: <text:span text:style-name="T1">todas las variables deben comenzar con el signo de dólar (</text:span><text:span text:style-name="Source_20_Text"><text:span text:style-name="T1">$</text:span></text:span><text:span text:style-name="T1">)</text:span>.</text:p>
      <text:p text:style-name="P9">Sintaxis:</text:p>
      <text:p text:style-name="P9">PHP </text:p>
      <text:p text:style-name="P17">$nombre_de_la_variable = valor;</text:p>
      <text:p text:style-name="P17"/>
      <text:p text:style-name="P17"/>
      <text:p text:style-name="P9">Reglas Clave:</text:p>
      <text:list xml:id="list84507028" text:style-name="L6">
        <text:list-item>
          <text:p text:style-name="P10"><text:span text:style-name="T1">Siempre inician con </text:span><text:span text:style-name="Source_20_Text"><text:span text:style-name="T1">$</text:span></text:span><text:span text:style-name="T1">:</text:span> <text:span text:style-name="Source_20_Text">$nombre</text:span> es válido.</text:p>
        </text:list-item>
        <text:list-item>
          <text:p text:style-name="P10"><text:span text:style-name="T1">Sensible a Mayúsculas:</text:span> <text:span text:style-name="Source_20_Text">$Nombre</text:span> y <text:span text:style-name="Source_20_Text">$nombre</text:span> son variables diferentes.</text:p>
        </text:list-item>
        <text:list-item>
          <text:p text:style-name="P10"><text:span text:style-name="T1">Tipado Dinámico:</text:span> PHP infiere el tipo de dato por el valor que le asignes.</text:p>
        </text:list-item>
        <text:list-item>
          <text:p text:style-name="P10"><text:span text:style-name="T1">Concatenación (La Cola de Pegar):</text:span> Para unir una variable con una cadena de texto, utilizamos el operador <text:span text:style-name="T1">punto (</text:span><text:span text:style-name="Source_20_Text"><text:span text:style-name="T1">.</text:span></text:span><text:span text:style-name="T1">)</text:span>.</text:p>
        </text:list-item>
      </text:list>
      <text:h text:style-name="Heading_20_4" text:outline-level="4">Ejemplo de Declaración y Uso:</text:h>
      <text:p text:style-name="Text_20_body"/>
      <text:p text:style-name="Text_20_body"><text:soft-page-break/>&lt;?php<text:line-break/> <text:s text:c="3"/>// 1. Declaración de variables<text:line-break/> <text:s text:c="3"/>$nombre = "Carlos"; <text:s text:c="10"/>// Una cadena de texto (string)<text:line-break/> <text:s text:c="3"/>$puntuacion = 95; <text:s text:c="10"/>// Un número entero (integer)<text:line-break/> <text:s text:c="3"/>$esta_conectado = true; <text:s text:c="4"/>// Un valor booleano (boolean)<text:line-break/><text:line-break/> <text:s text:c="3"/>// 2. Uso y Concatenación (unir texto)<text:line-break/> <text:s text:c="3"/>$saludo = "El usuario: " . $nombre . " tiene " . $puntuacion . " puntos.";<text:line-break/><text:line-break/> <text:s text:c="3"/>echo "&lt;h1&gt;" . $saludo . "&lt;/h1&gt;";<text:line-break/> <text:s text:c="3"/>// Muestra: El usuario: Carlos tiene 95 puntos.<text:line-break/>?&gt;</text:p>
      <text:p text:style-name="Text_20_body"/>
      <text:h text:style-name="Heading_20_3" text:outline-level="3">4. Tipos de Datos: Clasificando la Información</text:h>
      <text:p text:style-name="Text_20_body">Los datos que guardas en tus variables se clasifican en tipos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 table:style-name="TableLine2224226874048">
            <table:table-cell table:style-name="Tabla1.A1" office:value-type="string">
              <text:p text:style-name="Table_20_Contents">Tipo de Dato</text:p>
            </table:table-cell>
            <table:table-cell table:style-name="Tabla1.A1" office:value-type="string">
              <text:p text:style-name="Table_20_Contents">Analogía Sencilla</text:p>
            </table:table-cell>
            <table:table-cell table:style-name="Tabla1.A1" office:value-type="string">
              <text:p text:style-name="Table_20_Contents">Descripción</text:p>
            </table:table-cell>
            <table:table-cell table:style-name="Tabla1.A1" office:value-type="string">
              <text:p text:style-name="Table_20_Contents">Ejemplo de Código</text:p>
            </table:table-cell>
          </table:table-row>
        </table:table-header-rows>
        <table:table-row table:style-name="TableLine2224226874048">
          <table:table-cell table:style-name="Tabla1.A1" office:value-type="string">
            <text:p text:style-name="P3">String</text:p>
          </table:table-cell>
          <table:table-cell table:style-name="Tabla1.A1" office:value-type="string">
            <text:p text:style-name="P3">La Nota Adhesiva</text:p>
          </table:table-cell>
          <table:table-cell table:style-name="Tabla1.A1" office:value-type="string">
            <text:p text:style-name="Table_20_Contents">Secuencias de caracteres (texto). Se encierran en comillas simples (<text:span text:style-name="Source_20_Text">'</text:span>) o dobles (<text:span text:style-name="Source_20_Text">"</text:span>).</text:p>
          </table:table-cell>
          <table:table-cell table:style-name="Tabla1.A1" office:value-type="string">
            <text:p text:style-name="Table_20_Contents"><text:span text:style-name="Source_20_Text">$producto = "Teclado Mecánico";</text:span></text:p>
          </table:table-cell>
        </table:table-row>
        <table:table-row table:style-name="TableLine2224226874048">
          <table:table-cell table:style-name="Tabla1.A1" office:value-type="string">
            <text:p text:style-name="P3">Integer</text:p>
          </table:table-cell>
          <table:table-cell table:style-name="Tabla1.A1" office:value-type="string">
            <text:p text:style-name="P3">El Número Redondo</text:p>
          </table:table-cell>
          <table:table-cell table:style-name="Tabla1.A1" office:value-type="string">
            <text:p text:style-name="Table_20_Contents">Números enteros, positivos o negativos, sin decimales.</text:p>
          </table:table-cell>
          <table:table-cell table:style-name="Tabla1.A1" office:value-type="string">
            <text:p text:style-name="Table_20_Contents"><text:span text:style-name="Source_20_Text">$edad = 35;</text:span></text:p>
          </table:table-cell>
        </table:table-row>
        <table:table-row table:style-name="TableLine2224226874048">
          <table:table-cell table:style-name="Tabla1.A1" office:value-type="string">
            <text:p text:style-name="P3">Float</text:p>
          </table:table-cell>
          <table:table-cell table:style-name="Tabla1.A1" office:value-type="string">
            <text:p text:style-name="P3">El Número Decimal</text:p>
          </table:table-cell>
          <table:table-cell table:style-name="Tabla1.A1" office:value-type="string">
            <text:p text:style-name="Table_20_Contents">Números con punto flotante (decimales).</text:p>
          </table:table-cell>
          <table:table-cell table:style-name="Tabla1.A1" office:value-type="string">
            <text:p text:style-name="Table_20_Contents"><text:span text:style-name="Source_20_Text">$precio = 49.99;</text:span></text:p>
          </table:table-cell>
        </table:table-row>
        <table:table-row table:style-name="TableLine2224226874048">
          <table:table-cell table:style-name="Tabla1.A1" office:value-type="string">
            <text:p text:style-name="P3">Boolean</text:p>
          </table:table-cell>
          <table:table-cell table:style-name="Tabla1.A1" office:value-type="string">
            <text:p text:style-name="P3">El Interruptor ON/OFF</text:p>
          </table:table-cell>
          <table:table-cell table:style-name="Tabla1.A1" office:value-type="string">
            <text:p text:style-name="Table_20_Contents">Solo puede ser <text:span text:style-name="Source_20_Text">true</text:span> (verdadero) o <text:span text:style-name="Source_20_Text">false</text:span> (falso).</text:p>
          </table:table-cell>
          <table:table-cell table:style-name="Tabla1.A1" office:value-type="string">
            <text:p text:style-name="Table_20_Contents"><text:span text:style-name="Source_20_Text">$es_admin = false;</text:span></text:p>
          </table:table-cell>
        </table:table-row>
        <table:table-row table:style-name="TableLine2224226874048">
          <table:table-cell table:style-name="Tabla1.A1" office:value-type="string">
            <text:p text:style-name="P3">Array</text:p>
          </table:table-cell>
          <table:table-cell table:style-name="Tabla1.A1" office:value-type="string">
            <text:p text:style-name="P3">La Estantería Organizada</text:p>
          </table:table-cell>
          <table:table-cell table:style-name="Tabla1.A1" office:value-type="string">
            <text:p text:style-name="Table_20_Contents">Estructuras para guardar múltiples valores en una sola variable.</text:p>
          </table:table-cell>
          <table:table-cell table:style-name="Tabla1.A1" office:value-type="string">
            <text:p text:style-name="Table_20_Contents"><text:span text:style-name="Source_20_Text">$colores = ["Rojo", "Verde", "Azul"];</text:span></text:p>
          </table:table-cell>
        </table:table-row>
        <table:table-row table:style-name="TableLine2224226874048">
          <table:table-cell table:style-name="Tabla1.A1" office:value-type="string">
            <text:p text:style-name="P3">Null</text:p>
          </table:table-cell>
          <table:table-cell table:style-name="Tabla1.A1" office:value-type="string">
            <text:p text:style-name="P3">La Caja Vacía</text:p>
          </table:table-cell>
          <table:table-cell table:style-name="Tabla1.A1" office:value-type="string">
            <text:p text:style-name="Table_20_Contents">Representa la ausencia intencional de valor.</text:p>
          </table:table-cell>
          <table:table-cell table:style-name="Tabla1.A1" office:value-type="string">
            <text:p text:style-name="Table_20_Contents"><text:span text:style-name="Source_20_Text">$fecha_de_baja = null;</text:span></text:p>
          </table:table-cell>
        </table:table-row>
      </table:table>
      <text:p text:style-name="Text_20_body"/>
      <text:h text:style-name="Heading_20_4" text:outline-level="4">Ejemplo de Arrays (La Estantería)</text:h>
      <text:p text:style-name="Text_20_body">Los <text:span text:style-name="T1">Arrays Asociativos</text:span> te permiten usar nombres descriptivos (claves) en lugar de índices numéricos para acceder a los datos.</text:p>
      <text:p text:style-name="Text_20_body">&lt;?php<text:line-break/> <text:s text:c="3"/>// Array Asociativo: La llave (key) es el nombre de la propiedad.<text:line-break/> <text:s text:c="3"/>$usuario = [<text:line-break/> <text:s text:c="7"/>"nombre" =&gt; "Elena",<text:line-break/> <text:s text:c="7"/>"email" =&gt; "elena@web.com",<text:line-break/> <text:s text:c="7"/>"activo" =&gt; true<text:line-break/> <text:s text:c="3"/>];<text:line-break/><text:line-break/><text:soft-page-break/> <text:s text:c="3"/>// Acceder a los datos usando la clave:<text:line-break/> <text:s text:c="3"/>$saludo_email = "Email del usuario: " . $usuario["email"];<text:line-break/><text:line-break/> <text:s text:c="3"/>echo "&lt;h3&gt;" . $saludo_email . "&lt;/h3&gt;";<text:line-break/> <text:s text:c="3"/>// Muestra: Email del usuario: elena@web.com<text:line-break/>?&gt;</text:p>
      <text:p text:style-name="Text_20_body"/>
      <text:h text:style-name="Heading_20_3" text:outline-level="3">5. Operadores: Las Herramientas de Cálculo y Lógica 🛠️</text:h>
      <text:p text:style-name="Text_20_body">Los operadores son símbolos que nos permiten manipular valores y tomar decisiones en el código.</text:p>
      <text:h text:style-name="Heading_20_4" text:outline-level="4">5.1. Operadores Aritméticos (Cálculos)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 table:style-name="TableLine2224333207376">
            <table:table-cell table:style-name="Tabla2.A1" office:value-type="string">
              <text:p text:style-name="Table_20_Contents">Operador</text:p>
            </table:table-cell>
            <table:table-cell table:style-name="Tabla2.A1" office:value-type="string">
              <text:p text:style-name="Table_20_Contents">Operación</text:p>
            </table:table-cell>
            <table:table-cell table:style-name="Tabla2.A1" office:value-type="string">
              <text:p text:style-name="Table_20_Contents">Ejemplo</text:p>
            </table:table-cell>
          </table:table-row>
        </table:table-header-rows>
        <table:table-row table:style-name="TableLine2224333207376">
          <table:table-cell table:style-name="Tabla2.A1" office:value-type="string">
            <text:p text:style-name="Table_20_Contents"><text:span text:style-name="Source_20_Text">+</text:span></text:p>
          </table:table-cell>
          <table:table-cell table:style-name="Tabla2.A1" office:value-type="string">
            <text:p text:style-name="Table_20_Contents">Suma</text:p>
          </table:table-cell>
          <table:table-cell table:style-name="Tabla2.A1" office:value-type="string">
            <text:p text:style-name="Table_20_Contents"><text:span text:style-name="Source_20_Text">$a + $b</text:span></text:p>
          </table:table-cell>
        </table:table-row>
        <table:table-row table:style-name="TableLine2224333207376">
          <table:table-cell table:style-name="Tabla2.A1" office:value-type="string">
            <text:p text:style-name="Table_20_Contents"><text:span text:style-name="Source_20_Text">-</text:span></text:p>
          </table:table-cell>
          <table:table-cell table:style-name="Tabla2.A1" office:value-type="string">
            <text:p text:style-name="Table_20_Contents">Resta</text:p>
          </table:table-cell>
          <table:table-cell table:style-name="Tabla2.A1" office:value-type="string">
            <text:p text:style-name="Table_20_Contents"><text:span text:style-name="Source_20_Text">$a - $b</text:span></text:p>
          </table:table-cell>
        </table:table-row>
        <table:table-row table:style-name="TableLine2224333207376">
          <table:table-cell table:style-name="Tabla2.A1" office:value-type="string">
            <text:p text:style-name="Table_20_Contents"><text:span text:style-name="Source_20_Text">*</text:span></text:p>
          </table:table-cell>
          <table:table-cell table:style-name="Tabla2.A1" office:value-type="string">
            <text:p text:style-name="Table_20_Contents">Multiplicación</text:p>
          </table:table-cell>
          <table:table-cell table:style-name="Tabla2.A1" office:value-type="string">
            <text:p text:style-name="Table_20_Contents"><text:span text:style-name="Source_20_Text">$a * $b</text:span></text:p>
          </table:table-cell>
        </table:table-row>
        <table:table-row table:style-name="TableLine2224333207376">
          <table:table-cell table:style-name="Tabla2.A1" office:value-type="string">
            <text:p text:style-name="Table_20_Contents"><text:span text:style-name="Source_20_Text">/</text:span></text:p>
          </table:table-cell>
          <table:table-cell table:style-name="Tabla2.A1" office:value-type="string">
            <text:p text:style-name="Table_20_Contents">División</text:p>
          </table:table-cell>
          <table:table-cell table:style-name="Tabla2.A1" office:value-type="string">
            <text:p text:style-name="Table_20_Contents"><text:span text:style-name="Source_20_Text">$a / $b</text:span></text:p>
          </table:table-cell>
        </table:table-row>
        <table:table-row table:style-name="TableLine2224333207376">
          <table:table-cell table:style-name="Tabla2.A1" office:value-type="string">
            <text:p text:style-name="Table_20_Contents"><text:span text:style-name="Source_20_Text">%</text:span></text:p>
          </table:table-cell>
          <table:table-cell table:style-name="Tabla2.A1" office:value-type="string">
            <text:p text:style-name="Table_20_Contents">Módulo (Resto de la división)</text:p>
          </table:table-cell>
          <table:table-cell table:style-name="Tabla2.A1" office:value-type="string">
            <text:p text:style-name="Table_20_Contents"><text:span text:style-name="Source_20_Text">10 % 3</text:span> (Resultado: 1)</text:p>
          </table:table-cell>
        </table:table-row>
      </table:table>
      <text:p text:style-name="Text_20_body"/>
      <text:p text:style-name="Text_20_body"/>
      <text:p text:style-name="Text_20_body">¡Por supuesto! Aquí tienes el artículo completo de <text:span text:style-name="T1">PHP</text:span> con todos los puntos que hemos desarrollado, desde los fundamentos hasta la Programación Orientada a Objetos y la conexión a MySQL, listo para tu enciclopedia.</text:p>
      <text:section text:style-name="Sect1" text:name="model-response-message-contentr_a48870f2b32a4cc9">
        <text:p text:style-name="Horizontal_20_Line"/>
        <text:h text:style-name="Heading_20_2" text:outline-level="2">⚙️ PHP: El Cerebro Detrás del Telón</text:h>
        <text:h text:style-name="Heading_20_3" text:outline-level="3">1. ¿Qué es PHP? La Analogía del Chef y el Restaurante 👨‍🍳</text:h>
        <text:p text:style-name="Text_20_body">Imagina que tu sitio web es un <text:span text:style-name="T1">restaurante</text:span>:</text:p>
        <text:list xml:id="list1332971146" text:style-name="L7">
          <text:list-item>
            <text:p text:style-name="P11"><text:span text:style-name="T1">HTML</text:span> es el menú y la decoración del local (la estructura y presentación).</text:p>
          </text:list-item>
          <text:list-item>
            <text:p text:style-name="P11"><text:span text:style-name="T1">CSS</text:span> es el diseño de las mesas y los colores de las paredes (el estilo).</text:p>
          </text:list-item>
          <text:list-item>
            <text:p text:style-name="P11"><text:span text:style-name="T1">JavaScript</text:span> es el camarero que interactúa contigo en tu mesa (lo que sucede en tu navegador).</text:p>
          </text:list-item>
          <text:list-item>
            <text:p text:style-name="P11"><text:span text:style-name="T1">PHP</text:span> es el <text:span text:style-name="T1">Chef</text:span> que está en la cocina (el servidor).</text:p>
          </text:list-item>
        </text:list>
        <text:p text:style-name="Text_20_body">PHP se encarga de recibir tu pedido (una solicitud web), va a la despensa (la base de datos <text:span text:style-name="T1">MySQL</text:span>), prepara el plato (procesa la información) y, finalmente, le entrega al camarero una página HTML ya terminada para que tú la veas.</text:p>
        <text:p text:style-name="Text_20_body">Es un <text:span text:style-name="T1">lenguaje de </text:span><text:span text:style-name="T3">scripting</text:span><text:span text:style-name="T1"> del lado del servidor</text:span> (Server-Side), lo que significa que todo su código se ejecuta <text:span text:style-name="T2">antes</text:span> de que la página llegue a tu navegador. Su nombre oficial es un acrónimo recursivo: <text:span text:style-name="T1">P</text:span>HP <text:span text:style-name="T1">H</text:span>ypertext <text:span text:style-name="T1">P</text:span>reprocessor. Está especialmente diseñado para el desarrollo web.</text:p>
        <text:h text:style-name="Heading_20_4" text:outline-level="4"><text:soft-page-break/>Usos Comunes de PHP:</text:h>
        <text:list xml:id="list1054532102" text:style-name="L8">
          <text:list-item>
            <text:p text:style-name="P12"><text:span text:style-name="T1">Recolección de Datos de Formularios:</text:span> Guardar la información que un usuario introduce en un formulario de registro o contacto.</text:p>
          </text:list-item>
          <text:list-item>
            <text:p text:style-name="P12"><text:span text:style-name="T1">Generación de Contenido Dinámico:</text:span> Crear páginas personalizadas (como el <text:span text:style-name="T2">feed</text:span> de un usuario o el listado de productos de una tienda online).</text:p>
          </text:list-item>
          <text:list-item>
            <text:p text:style-name="P12"><text:span text:style-name="T1">Gestión de Bases de Datos:</text:span> Es el puente que conecta tu web con la información guardada en MySQL.</text:p>
          </text:list-item>
          <text:list-item>
            <text:p text:style-name="P12"><text:span text:style-name="T1">Gestión de Sesiones y Cookies:</text:span> Recordar quién eres entre una página y otra (mantener la sesión iniciada).</text:p>
          </text:list-item>
        </text:list>
        <text:p text:style-name="Horizontal_20_Line"/>
        <text:h text:style-name="Heading_20_3" text:outline-level="3">2. Sintaxis Básica: El Interruptor de PHP</text:h>
        <text:p text:style-name="Text_20_body">Para que el servidor sepa que un trozo de código debe ser interpretado como PHP y no como HTML, necesitamos unas etiquetas especiales. Piensa en ellas como el <text:span text:style-name="T1">interruptor</text:span> que enciende y apaga el modo PHP dentro de un archivo.</text:p>
        <text:p text:style-name="Text_20_body">El código PHP siempre comienza con <text:span text:style-name="Source_20_Text">&lt;?php</text:span> y termina con <text:span text:style-name="Source_20_Text">?&gt;</text:span>.</text:p>
        <text:p text:style-name="P17">PHP</text:p>
      </text:section>
      <text:p text:style-name="Preformatted_20_Text"><text:span text:style-name="Source_20_Text">&lt;!DOCTYPE html&gt;</text:span></text:p>
      <text:p text:style-name="Preformatted_20_Text"><text:span text:style-name="Source_20_Text">&lt;html lang="es"&gt;</text:span></text:p>
      <text:p text:style-name="Preformatted_20_Text"><text:span text:style-name="Source_20_Text">&lt;head&gt;</text:span></text:p>
      <text:p text:style-name="Preformatted_20_Text"><text:span text:style-name="Source_20_Text"><text:s text:c="4"/>&lt;title&gt;Ejemplo PHP&lt;/title&gt;</text:span></text:p>
      <text:p text:style-name="Preformatted_20_Text"><text:span text:style-name="Source_20_Text">&lt;/head&gt;</text:span></text:p>
      <text:p text:style-name="Preformatted_20_Text"><text:span text:style-name="Source_20_Text">&lt;body&gt;</text:span></text:p>
      <text:p text:style-name="Preformatted_20_Text"><text:span text:style-name="Source_20_Text"><text:s text:c="4"/>&lt;h1&gt;Bienvenido a mi sitio web&lt;/h1&gt;</text:span></text:p>
      <text:p text:style-name="Preformatted_20_Text"><text:span text:style-name="Source_20_Text"><text:s text:c="4"/></text:span></text:p>
      <text:p text:style-name="Preformatted_20_Text"><text:span text:style-name="Source_20_Text"><text:s text:c="4"/>&lt;?php</text:span></text:p>
      <text:p text:style-name="Preformatted_20_Text"><text:span text:style-name="Source_20_Text"><text:s text:c="8"/>// Este código es PHP puro y se ejecuta en el servidor.</text:span></text:p>
      <text:p text:style-name="Preformatted_20_Text"><text:span text:style-name="Source_20_Text"><text:s text:c="8"/>$usuario = "Visitante Estelar";</text:span></text:p>
      <text:p text:style-name="Preformatted_20_Text"><text:span text:style-name="Source_20_Text"><text:s text:c="8"/>echo "&lt;h2&gt;¡Hola, " . $usuario . "!&lt;/h2&gt;";</text:span></text:p>
      <text:p text:style-name="Preformatted_20_Text"><text:span text:style-name="Source_20_Text"><text:s text:c="4"/>?&gt;</text:span></text:p>
      <text:p text:style-name="Preformatted_20_Text"><text:span text:style-name="Source_20_Text"><text:s text:c="4"/></text:span></text:p>
      <text:p text:style-name="Preformatted_20_Text"><text:span text:style-name="Source_20_Text"><text:s text:c="4"/>&lt;p&gt;Este es contenido HTML normal.&lt;/p&gt;</text:span></text:p>
      <text:p text:style-name="Preformatted_20_Text"><text:span text:style-name="Source_20_Text">&lt;/body&gt;</text:span></text:p>
      <text:p text:style-name="P1"><text:span text:style-name="Source_20_Text">&lt;/html&gt;</text:span></text:p>
      <text:list xml:id="list3136116324" text:style-name="L9">
        <text:list-item>
          <text:p text:style-name="P13"><text:span text:style-name="Source_20_Text"><text:span text:style-name="T1">echo</text:span></text:span><text:span text:style-name="T1">:</text:span> Es la instrucción principal para <text:span text:style-name="T1">imprimir</text:span> o mostrar texto/HTML en la salida final de la página web.</text:p>
        </text:list-item>
        <text:list-item>
          <text:p text:style-name="P13"><text:span text:style-name="T1">El Punto y Coma (</text:span><text:span text:style-name="Source_20_Text"><text:span text:style-name="T1">;</text:span></text:span><text:span text:style-name="T1">):</text:span> Cada instrucción de PHP debe terminar con un punto y coma, como si fuera el punto final de una frase.</text:p>
        </text:list-item>
      </text:list>
      <text:p text:style-name="Horizontal_20_Line"/>
      <text:h text:style-name="Heading_20_3" text:outline-level="3">3. Variables: La Caja Fuerte de los Datos 📦</text:h>
      <text:p text:style-name="Text_20_body">Una <text:span text:style-name="T1">variable</text:span> en PHP es como una caja etiquetada donde guardas distintos tipos de información para usarla más tarde.</text:p>
      <text:h text:style-name="Heading_20_4" text:outline-level="4"><text:soft-page-break/>3.1. Declaración de Variables</text:h>
      <text:p text:style-name="Text_20_body">La regla más importante de PHP: <text:span text:style-name="T1">todas las variables deben comenzar con el signo de dólar (</text:span><text:span text:style-name="Source_20_Text"><text:span text:style-name="T1">$</text:span></text:span><text:span text:style-name="T1">)</text:span>.</text:p>
      <text:p text:style-name="P9">Sintaxis:</text:p>
      <text:p text:style-name="Text_20_body">PHP</text:p>
      <text:p text:style-name="P1"><text:span text:style-name="Source_20_Text">$nombre_de_la_variable = valor;</text:span></text:p>
      <text:p text:style-name="P9">Reglas Clave:</text:p>
      <text:list xml:id="list989505978" text:style-name="L10">
        <text:list-item>
          <text:p text:style-name="P14"><text:span text:style-name="T1">Siempre inician con </text:span><text:span text:style-name="Source_20_Text"><text:span text:style-name="T1">$</text:span></text:span><text:span text:style-name="T1">:</text:span> <text:span text:style-name="Source_20_Text">$nombre</text:span> es válido.</text:p>
        </text:list-item>
        <text:list-item>
          <text:p text:style-name="P14"><text:span text:style-name="T1">Sensible a Mayúsculas:</text:span> <text:span text:style-name="Source_20_Text">$Nombre</text:span> y <text:span text:style-name="Source_20_Text">$nombre</text:span> son variables diferentes.</text:p>
        </text:list-item>
        <text:list-item>
          <text:p text:style-name="P14"><text:span text:style-name="T1">Tipado Dinámico:</text:span> PHP infiere el tipo de dato por el valor que le asignes.</text:p>
        </text:list-item>
        <text:list-item>
          <text:p text:style-name="P14"><text:span text:style-name="T1">Concatenación (La Cola de Pegar):</text:span> Para unir una variable con una cadena de texto, utilizamos el operador <text:span text:style-name="T1">punto (</text:span><text:span text:style-name="Source_20_Text"><text:span text:style-name="T1">.</text:span></text:span><text:span text:style-name="T1">)</text:span>.</text:p>
        </text:list-item>
      </text:list>
      <text:h text:style-name="Heading_20_4" text:outline-level="4">Ejemplo de Declaración y Uso:</text:h>
      <text:p text:style-name="Text_20_body">PHP</text:p>
      <text:p text:style-name="Preformatted_20_Text"><text:span text:style-name="Source_20_Text">&lt;?php</text:span></text:p>
      <text:p text:style-name="Preformatted_20_Text"><text:span text:style-name="Source_20_Text"><text:s text:c="4"/>// 1. Declaración de variables</text:span></text:p>
      <text:p text:style-name="Preformatted_20_Text"><text:span text:style-name="Source_20_Text"><text:s text:c="4"/>$nombre = "Carlos"; <text:s text:c="10"/>// Una cadena de texto (string)</text:span></text:p>
      <text:p text:style-name="Preformatted_20_Text"><text:span text:style-name="Source_20_Text"><text:s text:c="4"/>$puntuacion = 95; <text:s text:c="10"/>// Un número entero (integer)</text:span></text:p>
      <text:p text:style-name="Preformatted_20_Text"><text:span text:style-name="Source_20_Text"><text:s text:c="4"/>$esta_conectado = true; <text:s text:c="4"/>// Un valor booleano (boolean)</text:span></text:p>
      <text:p text:style-name="Preformatted_20_Text"/>
      <text:p text:style-name="Preformatted_20_Text"><text:span text:style-name="Source_20_Text"><text:s text:c="4"/>// 2. Uso y Concatenación (unir texto)</text:span></text:p>
      <text:p text:style-name="Preformatted_20_Text"><text:span text:style-name="Source_20_Text"><text:s text:c="4"/>$saludo = "El usuario: " . $nombre . " tiene " . $puntuacion . " puntos.";</text:span></text:p>
      <text:p text:style-name="Preformatted_20_Text"/>
      <text:p text:style-name="Preformatted_20_Text"><text:span text:style-name="Source_20_Text"><text:s text:c="4"/>echo "&lt;h1&gt;" . $saludo . "&lt;/h1&gt;";</text:span></text:p>
      <text:p text:style-name="Preformatted_20_Text"><text:span text:style-name="Source_20_Text"><text:s text:c="4"/>// Muestra: El usuario: Carlos tiene 95 puntos.</text:span></text:p>
      <text:p text:style-name="P1"><text:span text:style-name="Source_20_Text">?&gt;</text:span></text:p>
      <text:p text:style-name="Horizontal_20_Line"/>
      <text:h text:style-name="Heading_20_3" text:outline-level="3">4. Tipos de Datos: Clasificando la Información</text:h>
      <text:p text:style-name="Text_20_body">Los datos que guardas en tus variables se clasifican en tipos.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 table:style-name="TableLine2224333232400">
            <table:table-cell table:style-name="Tabla3.A1" office:value-type="string">
              <text:p text:style-name="Table_20_Contents">Tipo de Dato</text:p>
            </table:table-cell>
            <table:table-cell table:style-name="Tabla3.A1" office:value-type="string">
              <text:p text:style-name="Table_20_Contents">Analogía Sencilla</text:p>
            </table:table-cell>
            <table:table-cell table:style-name="Tabla3.A1" office:value-type="string">
              <text:p text:style-name="Table_20_Contents">Descripción</text:p>
            </table:table-cell>
            <table:table-cell table:style-name="Tabla3.A1" office:value-type="string">
              <text:p text:style-name="Table_20_Contents">Ejemplo de Código</text:p>
            </table:table-cell>
          </table:table-row>
        </table:table-header-rows>
        <table:table-row table:style-name="TableLine2224333232400">
          <table:table-cell table:style-name="Tabla3.A1" office:value-type="string">
            <text:p text:style-name="P3">String</text:p>
          </table:table-cell>
          <table:table-cell table:style-name="Tabla3.A1" office:value-type="string">
            <text:p text:style-name="P3">La Nota Adhesiva</text:p>
          </table:table-cell>
          <table:table-cell table:style-name="Tabla3.A1" office:value-type="string">
            <text:p text:style-name="Table_20_Contents">Secuencias de caracteres (texto). Se encierran en comillas simples (<text:span text:style-name="Source_20_Text">'</text:span>) o dobles (<text:span text:style-name="Source_20_Text">"</text:span>).</text:p>
          </table:table-cell>
          <table:table-cell table:style-name="Tabla3.A1" office:value-type="string">
            <text:p text:style-name="Table_20_Contents"><text:span text:style-name="Source_20_Text">$producto = "Teclado Mecánico";</text:span></text:p>
          </table:table-cell>
        </table:table-row>
        <table:table-row table:style-name="TableLine2224333232400">
          <table:table-cell table:style-name="Tabla3.A1" office:value-type="string">
            <text:p text:style-name="P3">Integer</text:p>
          </table:table-cell>
          <table:table-cell table:style-name="Tabla3.A1" office:value-type="string">
            <text:p text:style-name="P3">El Número Redondo</text:p>
          </table:table-cell>
          <table:table-cell table:style-name="Tabla3.A1" office:value-type="string">
            <text:p text:style-name="Table_20_Contents">Números enteros, positivos o negativos, sin decimales.</text:p>
          </table:table-cell>
          <table:table-cell table:style-name="Tabla3.A1" office:value-type="string">
            <text:p text:style-name="Table_20_Contents"><text:span text:style-name="Source_20_Text">$edad = 35;</text:span></text:p>
          </table:table-cell>
        </table:table-row>
        <table:table-row table:style-name="TableLine2224333232400">
          <table:table-cell table:style-name="Tabla3.A1" office:value-type="string">
            <text:p text:style-name="P3">Float</text:p>
          </table:table-cell>
          <table:table-cell table:style-name="Tabla3.A1" office:value-type="string">
            <text:p text:style-name="P3">El Número Decimal</text:p>
          </table:table-cell>
          <table:table-cell table:style-name="Tabla3.A1" office:value-type="string">
            <text:p text:style-name="Table_20_Contents">Números con punto flotante (decimales).</text:p>
          </table:table-cell>
          <table:table-cell table:style-name="Tabla3.A1" office:value-type="string">
            <text:p text:style-name="Table_20_Contents"><text:span text:style-name="Source_20_Text">$precio = 49.99;</text:span></text:p>
          </table:table-cell>
        </table:table-row>
        <table:table-row table:style-name="TableLine2224333232400">
          <table:table-cell table:style-name="Tabla3.A1" office:value-type="string">
            <text:p text:style-name="P3">Boolean</text:p>
          </table:table-cell>
          <table:table-cell table:style-name="Tabla3.A1" office:value-type="string">
            <text:p text:style-name="P3">El Interruptor ON/OFF</text:p>
          </table:table-cell>
          <table:table-cell table:style-name="Tabla3.A1" office:value-type="string">
            <text:p text:style-name="Table_20_Contents">Solo puede ser <text:span text:style-name="Source_20_Text">true</text:span> (verdadero) o <text:span text:style-name="Source_20_Text">false</text:span> (falso).</text:p>
          </table:table-cell>
          <table:table-cell table:style-name="Tabla3.A1" office:value-type="string">
            <text:p text:style-name="Table_20_Contents"><text:span text:style-name="Source_20_Text">$es_admin = false;</text:span></text:p>
          </table:table-cell>
        </table:table-row>
        <table:table-row table:style-name="TableLine2224333232400">
          <table:table-cell table:style-name="Tabla3.A1" office:value-type="string">
            <text:p text:style-name="P3">Array</text:p>
          </table:table-cell>
          <table:table-cell table:style-name="Tabla3.A1" office:value-type="string">
            <text:p text:style-name="P3">La Estantería Organizada</text:p>
          </table:table-cell>
          <table:table-cell table:style-name="Tabla3.A1" office:value-type="string">
            <text:p text:style-name="Table_20_Contents">Estructuras para guardar múltiples valores en una sola variable.</text:p>
          </table:table-cell>
          <table:table-cell table:style-name="Tabla3.A1" office:value-type="string">
            <text:p text:style-name="Table_20_Contents"><text:span text:style-name="Source_20_Text">$colores = ["Rojo", "Verde", "Azul"];</text:span></text:p>
          </table:table-cell>
        </table:table-row>
        <text:soft-page-break/>
        <table:table-row table:style-name="TableLine2224333232400">
          <table:table-cell table:style-name="Tabla3.A1" office:value-type="string">
            <text:p text:style-name="P3">Null</text:p>
          </table:table-cell>
          <table:table-cell table:style-name="Tabla3.A1" office:value-type="string">
            <text:p text:style-name="P3">La Caja Vacía</text:p>
          </table:table-cell>
          <table:table-cell table:style-name="Tabla3.A1" office:value-type="string">
            <text:p text:style-name="Table_20_Contents">Representa la ausencia intencional de valor.</text:p>
          </table:table-cell>
          <table:table-cell table:style-name="Tabla3.A1" office:value-type="string">
            <text:p text:style-name="Table_20_Contents"><text:span text:style-name="Source_20_Text">$fecha_de_baja = null;</text:span></text:p>
          </table:table-cell>
        </table:table-row>
      </table:table>
      <text:h text:style-name="Heading_20_4" text:outline-level="4">Ejemplo de Arrays (La Estantería)</text:h>
      <text:p text:style-name="Text_20_body">Los <text:span text:style-name="T1">Arrays Asociativos</text:span> te permiten usar nombres descriptivos (claves) en lugar de índices numéricos para acceder a los datos.</text:p>
      <text:p text:style-name="Text_20_body">PHP</text:p>
      <text:p text:style-name="Preformatted_20_Text"><text:span text:style-name="Source_20_Text">&lt;?php</text:span></text:p>
      <text:p text:style-name="Preformatted_20_Text"><text:span text:style-name="Source_20_Text"><text:s text:c="4"/>// Array Asociativo: La llave (key) es el nombre de la propiedad.</text:span></text:p>
      <text:p text:style-name="Preformatted_20_Text"><text:span text:style-name="Source_20_Text"><text:s text:c="4"/>$usuario = [</text:span></text:p>
      <text:p text:style-name="Preformatted_20_Text"><text:span text:style-name="Source_20_Text"><text:s text:c="8"/>"nombre" =&gt; "Elena",</text:span></text:p>
      <text:p text:style-name="Preformatted_20_Text"><text:span text:style-name="Source_20_Text"><text:s text:c="8"/>"email" =&gt; "elena@web.com",</text:span></text:p>
      <text:p text:style-name="Preformatted_20_Text"><text:span text:style-name="Source_20_Text"><text:s text:c="8"/>"activo" =&gt; true</text:span></text:p>
      <text:p text:style-name="Preformatted_20_Text"><text:span text:style-name="Source_20_Text"><text:s text:c="4"/>];</text:span></text:p>
      <text:p text:style-name="Preformatted_20_Text"/>
      <text:p text:style-name="Preformatted_20_Text"><text:span text:style-name="Source_20_Text"><text:s text:c="4"/>// Acceder a los datos usando la clave:</text:span></text:p>
      <text:p text:style-name="Preformatted_20_Text"><text:span text:style-name="Source_20_Text"><text:s text:c="4"/>$saludo_email = "Email del usuario: " . $usuario["email"];</text:span></text:p>
      <text:p text:style-name="Preformatted_20_Text"/>
      <text:p text:style-name="Preformatted_20_Text"><text:span text:style-name="Source_20_Text"><text:s text:c="4"/>echo "&lt;h3&gt;" . $saludo_email . "&lt;/h3&gt;";</text:span></text:p>
      <text:p text:style-name="Preformatted_20_Text"><text:span text:style-name="Source_20_Text"><text:s text:c="4"/>// Muestra: Email del usuario: elena@web.com</text:span></text:p>
      <text:p text:style-name="P1"><text:span text:style-name="Source_20_Text">?&gt;</text:span></text:p>
      <text:p text:style-name="Horizontal_20_Line"/>
      <text:h text:style-name="Heading_20_3" text:outline-level="3">5. Operadores: Las Herramientas de Cálculo y Lógica 🛠️</text:h>
      <text:p text:style-name="Text_20_body">Los operadores son símbolos que nos permiten manipular valores y tomar decisiones en el código.</text:p>
      <text:h text:style-name="Heading_20_4" text:outline-level="4">5.1. Operadores Aritméticos (Cálculos)</text:h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 table:style-name="TableLine2224333224512">
            <table:table-cell table:style-name="Tabla4.A1" office:value-type="string">
              <text:p text:style-name="Table_20_Contents">Operador</text:p>
            </table:table-cell>
            <table:table-cell table:style-name="Tabla4.A1" office:value-type="string">
              <text:p text:style-name="Table_20_Contents">Operación</text:p>
            </table:table-cell>
            <table:table-cell table:style-name="Tabla4.A1" office:value-type="string">
              <text:p text:style-name="Table_20_Contents">Ejemplo</text:p>
            </table:table-cell>
          </table:table-row>
        </table:table-header-rows>
        <table:table-row table:style-name="TableLine2224333224512">
          <table:table-cell table:style-name="Tabla4.A1" office:value-type="string">
            <text:p text:style-name="Table_20_Contents"><text:span text:style-name="Source_20_Text">+</text:span></text:p>
          </table:table-cell>
          <table:table-cell table:style-name="Tabla4.A1" office:value-type="string">
            <text:p text:style-name="Table_20_Contents">Suma</text:p>
          </table:table-cell>
          <table:table-cell table:style-name="Tabla4.A1" office:value-type="string">
            <text:p text:style-name="Table_20_Contents"><text:span text:style-name="Source_20_Text">$a + $b</text:span></text:p>
          </table:table-cell>
        </table:table-row>
        <table:table-row table:style-name="TableLine2224333224512">
          <table:table-cell table:style-name="Tabla4.A1" office:value-type="string">
            <text:p text:style-name="Table_20_Contents"><text:span text:style-name="Source_20_Text">-</text:span></text:p>
          </table:table-cell>
          <table:table-cell table:style-name="Tabla4.A1" office:value-type="string">
            <text:p text:style-name="Table_20_Contents">Resta</text:p>
          </table:table-cell>
          <table:table-cell table:style-name="Tabla4.A1" office:value-type="string">
            <text:p text:style-name="Table_20_Contents"><text:span text:style-name="Source_20_Text">$a - $b</text:span></text:p>
          </table:table-cell>
        </table:table-row>
        <table:table-row table:style-name="TableLine2224333224512">
          <table:table-cell table:style-name="Tabla4.A1" office:value-type="string">
            <text:p text:style-name="Table_20_Contents"><text:span text:style-name="Source_20_Text">*</text:span></text:p>
          </table:table-cell>
          <table:table-cell table:style-name="Tabla4.A1" office:value-type="string">
            <text:p text:style-name="Table_20_Contents">Multiplicación</text:p>
          </table:table-cell>
          <table:table-cell table:style-name="Tabla4.A1" office:value-type="string">
            <text:p text:style-name="Table_20_Contents"><text:span text:style-name="Source_20_Text">$a * $b</text:span></text:p>
          </table:table-cell>
        </table:table-row>
        <table:table-row table:style-name="TableLine2224333224512">
          <table:table-cell table:style-name="Tabla4.A1" office:value-type="string">
            <text:p text:style-name="Table_20_Contents"><text:span text:style-name="Source_20_Text">/</text:span></text:p>
          </table:table-cell>
          <table:table-cell table:style-name="Tabla4.A1" office:value-type="string">
            <text:p text:style-name="Table_20_Contents">División</text:p>
          </table:table-cell>
          <table:table-cell table:style-name="Tabla4.A1" office:value-type="string">
            <text:p text:style-name="Table_20_Contents"><text:span text:style-name="Source_20_Text">$a / $b</text:span></text:p>
          </table:table-cell>
        </table:table-row>
        <table:table-row table:style-name="TableLine2224333224512">
          <table:table-cell table:style-name="Tabla4.A1" office:value-type="string">
            <text:p text:style-name="Table_20_Contents"><text:span text:style-name="Source_20_Text">%</text:span></text:p>
          </table:table-cell>
          <table:table-cell table:style-name="Tabla4.A1" office:value-type="string">
            <text:p text:style-name="Table_20_Contents">Módulo (Resto de la división)</text:p>
          </table:table-cell>
          <table:table-cell table:style-name="Tabla4.A1" office:value-type="string">
            <text:p text:style-name="Table_20_Contents"><text:span text:style-name="Source_20_Text">10 % 3</text:span> (Resultado: 1)</text:p>
          </table:table-cell>
        </table:table-row>
      </table:table>
      <text:h text:style-name="Heading_20_4" text:outline-level="4">5.2. Operadores de Comparación (La Pregunta Lógica)</text:h>
      <text:p text:style-name="Text_20_body">Se utilizan para comparar dos valores y siempre devuelven un valor <text:span text:style-name="T1">Booleano</text:span> (<text:span text:style-name="Source_20_Text">true</text:span> o <text:span text:style-name="Source_20_Text">false</text:span>).</text:p>
      <table:table table:name="Tabla5" table:style-name="Tabla5">
        <table:table-column table:style-name="Tabla5.A"/>
        <table:table-column table:style-name="Tabla5.B"/>
        <table:table-header-rows>
          <table:table-row table:style-name="TableLine2224333226960">
            <table:table-cell table:style-name="Tabla5.A1" office:value-type="string">
              <text:p text:style-name="Table_20_Contents">Operador</text:p>
            </table:table-cell>
            <table:table-cell table:style-name="Tabla5.A1" office:value-type="string">
              <text:p text:style-name="Table_20_Contents">Descripción</text:p>
            </table:table-cell>
          </table:table-row>
        </table:table-header-rows>
        <table:table-row table:style-name="TableLine2224333226960">
          <table:table-cell table:style-name="Tabla5.A1" office:value-type="string">
            <text:p text:style-name="Table_20_Contents"><text:span text:style-name="Source_20_Text">==</text:span></text:p>
          </table:table-cell>
          <table:table-cell table:style-name="Tabla5.A1" office:value-type="string">
            <text:p text:style-name="Table_20_Contents">Igualdad (Débil)</text:p>
          </table:table-cell>
        </table:table-row>
        <table:table-row table:style-name="TableLine2224333226960">
          <table:table-cell table:style-name="Tabla5.A1" office:value-type="string">
            <text:p text:style-name="Table_20_Contents"><text:span text:style-name="Source_20_Text"><text:span text:style-name="T1">===</text:span></text:span></text:p>
          </table:table-cell>
          <table:table-cell table:style-name="Tabla5.A1" office:value-type="string">
            <text:p text:style-name="P3">Igualdad Estricta (Valor y Tipo)</text:p>
          </table:table-cell>
        </table:table-row>
        <table:table-row table:style-name="TableLine2224333226960">
          <table:table-cell table:style-name="Tabla5.A1" office:value-type="string">
            <text:p text:style-name="Table_20_Contents"><text:span text:style-name="Source_20_Text">!=</text:span></text:p>
          </table:table-cell>
          <table:table-cell table:style-name="Tabla5.A1" office:value-type="string">
            <text:p text:style-name="Table_20_Contents">Desigualdad (Débil)</text:p>
          </table:table-cell>
        </table:table-row>
        <table:table-row table:style-name="TableLine2224333226960">
          <table:table-cell table:style-name="Tabla5.A1" office:value-type="string">
            <text:p text:style-name="Table_20_Contents"><text:span text:style-name="Source_20_Text"><text:span text:style-name="T1">!==</text:span></text:span></text:p>
          </table:table-cell>
          <table:table-cell table:style-name="Tabla5.A1" office:value-type="string">
            <text:p text:style-name="P3">Desigualdad Estricta (Valor o Tipo)</text:p>
          </table:table-cell>
        </table:table-row>
        <table:table-row table:style-name="TableLine2224333226960">
          <table:table-cell table:style-name="Tabla5.A1" office:value-type="string">
            <text:p text:style-name="Table_20_Contents"><text:span text:style-name="Source_20_Text">&gt;</text:span></text:p>
          </table:table-cell>
          <table:table-cell table:style-name="Tabla5.A1" office:value-type="string">
            <text:p text:style-name="Table_20_Contents">Mayor que</text:p>
          </table:table-cell>
        </table:table-row>
        <table:table-row table:style-name="TableLine2224333226960">
          <table:table-cell table:style-name="Tabla5.A1" office:value-type="string">
            <text:p text:style-name="Table_20_Contents"><text:span text:style-name="Source_20_Text">&lt;</text:span></text:p>
          </table:table-cell>
          <table:table-cell table:style-name="Tabla5.A1" office:value-type="string">
            <text:p text:style-name="Table_20_Contents">Menor que</text:p>
          </table:table-cell>
        </table:table-row>
      </table:table>
      <text:h text:style-name="Heading_20_4" text:outline-level="4">Recomendación de Experto: ¡Usa Siempre <text:span text:style-name="Source_20_Text">===</text:span> y <text:span text:style-name="Source_20_Text">!==</text:span>!</text:h>
      <text:p text:style-name="Text_20_body"/>
      <text:p text:style-name="Text_20_body"><text:soft-page-break/>La <text:span text:style-name="T1">Igualdad Estricta</text:span> evita que PHP intente convertir tipos de datos, lo que previene errores sutiles.</text:p>
      <text:p text:style-name="Horizontal_20_Line"/>
      <text:h text:style-name="Heading_20_3" text:outline-level="3">6. 🚦 Control de Flujo: Tomando Decisiones Lógicas (<text:span text:style-name="Source_20_Text">if</text:span>, <text:span text:style-name="Source_20_Text">else</text:span>, <text:span text:style-name="Source_20_Text">elseif</text:span>)</text:h>
      <text:p text:style-name="Text_20_body">El <text:span text:style-name="T1">Control de Flujo</text:span> permite que tu código decida qué bloques de instrucciones ejecutar basándose en condiciones lógicas.</text:p>
      <text:h text:style-name="Heading_20_4" text:outline-level="4">6.1. La Sentencia <text:span text:style-name="Source_20_Text">if...else</text:span> (Si pasa esto, si no, haz esto otro...)</text:h>
      <text:p text:style-name="Text_20_body">&lt;?php<text:line-break/> <text:s text:c="3"/>$edad_usuario = 17;<text:line-break/><text:line-break/> <text:s text:c="3"/>if ($edad_usuario &gt;= 18) {<text:line-break/> <text:s text:c="7"/>echo "&lt;p&gt;Acceso Concedido.&lt;/p&gt;";<text:line-break/> <text:s text:c="3"/>} else {<text:line-break/> <text:s text:c="7"/>echo "&lt;p&gt;Acceso Denegado: Eres menor de edad.&lt;/p&gt;";<text:line-break/> <text:s text:c="3"/>}<text:line-break/>?&gt;</text:p>
      <text:p text:style-name="Text_20_body"/>
      <text:p text:style-name="Text_20_body">6.2. La Sentencia <text:span text:style-name="Source_20_Text">if...elseif...else</text:span> (Múltiples Opciones)</text:p>
      <text:p text:style-name="Text_20_body"/>
      <text:p text:style-name="P15">&lt;?php<text:line-break/> <text:s text:c="3"/>$hora = date("H"); // Obtiene la hora actual del servidor<text:line-break/><text:line-break/> <text:s text:c="3"/>if ($hora &lt; 12) {<text:line-break/> <text:s text:c="7"/>echo "&lt;h2&gt;Buenos días.&lt;/h2&gt;";<text:line-break/> <text:s text:c="3"/>} elseif ($hora &lt; 19) {<text:line-break/> <text:s text:c="7"/>echo "&lt;h2&gt;Buenas tardes.&lt;/h2&gt;"; // Se ejecuta si $hora es &gt;= 12 y &lt; 19<text:line-break/> <text:s text:c="3"/>} else {<text:line-break/> <text:s text:c="7"/>echo "&lt;h2&gt;Buenas noches.&lt;/h2&gt;"; // Se ejecuta si $hora es &gt;= 19<text:line-break/> <text:s text:c="3"/>}<text:line-break/>?&gt;</text:p>
      <text:p text:style-name="P15"/>
      <text:p text:style-name="P15">7. 🔁 Bucles (Loops): La Repetición Eficiente</text:p>
      <text:p text:style-name="Text_20_body">Los <text:span text:style-name="T1">bucles</text:span> permiten ejecutar un bloque de código repetidamente hasta que se cumpla una condición de terminación.</text:p>
      <text:h text:style-name="Heading_20_4" text:outline-level="4">7.1. Bucle <text:span text:style-name="Source_20_Text">for</text:span>: El Contador Definido</text:h>
      <text:p text:style-name="Text_20_body">Se utiliza cuando sabes de antemano cuántas veces necesitas repetir la acción.</text:p>
      <text:p text:style-name="Text_20_body"/>
      <text:p text:style-name="Text_20_body">&lt;?php<text:line-break/> <text:s text:c="3"/>// Imprimir los números del 1 al 5.<text:line-break/><text:soft-page-break/> <text:s text:c="3"/>for ($i = 1; $i &lt;= 5; $i++) {<text:line-break/> <text:s text:c="7"/>echo "&lt;p&gt;Contador: " . $i . "&lt;/p&gt;";<text:line-break/> <text:s text:c="3"/>}<text:line-break/>?&gt;</text:p>
      <text:p text:style-name="Text_20_body"/>
      <text:h text:style-name="Heading_20_4" text:outline-level="4">7.2. Bucle <text:span text:style-name="Source_20_Text">foreach</text:span>: Recorriendo la Estantería (Arrays)</text:h>
      <text:p text:style-name="Text_20_body">Este es el bucle más común en PHP. Está <text:span text:style-name="T1">hecho para recorrer </text:span><text:span text:style-name="T3">Arrays</text:span> sin preocuparte por los índices numéricos.</text:p>
      <text:p text:style-name="Text_20_body"/>
      <text:p text:style-name="Text_20_body">&lt;?php<text:line-break/> <text:s text:c="3"/>$productos = ["Taza", "Gorra", "Camiseta"];<text:line-break/><text:line-break/> <text:s text:c="3"/>echo "&lt;h3&gt;Lista de Productos Disponibles:&lt;/h3&gt;";<text:line-break/> <text:s text:c="3"/><text:line-break/> <text:s text:c="3"/>// foreach (array_a_recorrer as valor_actual)<text:line-break/> <text:s text:c="3"/>foreach ($productos as $producto) {<text:line-break/> <text:s text:c="7"/>echo "&lt;li&gt;" . $producto . "&lt;/li&gt;";<text:line-break/> <text:s text:c="3"/>}<text:line-break/> <text:s text:c="3"/><text:line-break/> <text:s text:c="3"/>// Para Arrays Asociativos, puedes acceder también a la clave:<text:line-break/> <text:s text:c="3"/>$usuario = ["nombre" =&gt; "Ana", "rol" =&gt; "editor"];<text:line-break/> <text:s text:c="3"/><text:line-break/> <text:s text:c="3"/>foreach ($usuario as $clave =&gt; $valor) {<text:line-break/> <text:s text:c="7"/>echo "&lt;p&gt;Propiedad **" . $clave . "** tiene el valor: " . $valor . "&lt;/p&gt;";<text:line-break/> <text:s text:c="3"/>}<text:line-break/>?&gt;</text:p>
      <text:p text:style-name="Text_20_body"/>
      <text:h text:style-name="Heading_20_3" text:outline-level="3">8. 🏗️ Funciones: Reutilizando Código</text:h>
      <text:p text:style-name="Text_20_body">Una <text:span text:style-name="T1">Función</text:span> es un bloque de código que se agrupa, se nombra y se puede llamar repetidamente desde cualquier parte de tu programa.</text:p>
      <text:h text:style-name="Heading_20_4" text:outline-level="4">8.1. Declaración de Funciones</text:h>
      <text:p text:style-name="Text_20_body">Se usa la palabra clave <text:span text:style-name="Source_20_Text">function</text:span> seguida de un nombre y los <text:span text:style-name="T1">parámetros</text:span> (la información de entrada). La palabra clave <text:span text:style-name="Source_20_Text">return</text:span> devuelve un valor al lugar donde se llamó.</text:p>
      <text:p text:style-name="Text_20_body"/>
      <text:p text:style-name="Text_20_body">&lt;?php<text:line-break/> <text:s text:c="3"/>// Declaración: La función que calcula el área.<text:line-break/> <text:s text:c="3"/>function calcularAreaRectangulo($ancho, $alto) {<text:line-break/> <text:s text:c="7"/>$area = $ancho * $alto;<text:line-break/> <text:s text:c="7"/>return $area; <text:line-break/><text:soft-page-break/> <text:s text:c="3"/>}<text:line-break/><text:line-break/> <text:s text:c="3"/>// Llamada o Ejecución de la función<text:line-break/> <text:s text:c="3"/>$area1 = calcularAreaRectangulo(10, 5); // $area1 vale 50<text:line-break/><text:line-break/> <text:s text:c="3"/>echo "&lt;p&gt;El área del primer rectángulo es: " . $area1 . "&lt;/p&gt;";<text:line-break/>?&gt;</text:p>
      <text:p text:style-name="Text_20_body"/>
      <text:h text:style-name="Heading_20_4" text:outline-level="4">8.2. Funciones Integradas (Built-in) Útiles</text:h>
      <text:p text:style-name="Text_20_body">PHP tiene miles de funciones pre-construidas.</text:p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 table:style-name="TableLine2224333312912">
            <table:table-cell table:style-name="Tabla6.A1" office:value-type="string">
              <text:p text:style-name="Table_20_Contents">Función</text:p>
            </table:table-cell>
            <table:table-cell table:style-name="Tabla6.A1" office:value-type="string">
              <text:p text:style-name="Table_20_Contents">Propósito</text:p>
            </table:table-cell>
            <table:table-cell table:style-name="Tabla6.A1" office:value-type="string">
              <text:p text:style-name="Table_20_Contents">Ejemplo de Uso</text:p>
            </table:table-cell>
          </table:table-row>
        </table:table-header-rows>
        <table:table-row table:style-name="TableLine2224333312912">
          <table:table-cell table:style-name="Tabla6.A1" office:value-type="string">
            <text:p text:style-name="Table_20_Contents"><text:span text:style-name="Source_20_Text">strlen()</text:span></text:p>
          </table:table-cell>
          <table:table-cell table:style-name="Tabla6.A1" office:value-type="string">
            <text:p text:style-name="Table_20_Contents">Contar el número de caracteres de un <text:span text:style-name="Source_20_Text">string</text:span>.</text:p>
          </table:table-cell>
          <table:table-cell table:style-name="Tabla6.A1" office:value-type="string">
            <text:p text:style-name="Table_20_Contents"><text:span text:style-name="Source_20_Text">strlen("Hola");</text:span> // Resultado: 4</text:p>
          </table:table-cell>
        </table:table-row>
        <table:table-row table:style-name="TableLine2224333312912">
          <table:table-cell table:style-name="Tabla6.A1" office:value-type="string">
            <text:p text:style-name="Table_20_Contents"><text:span text:style-name="Source_20_Text">str_replace()</text:span></text:p>
          </table:table-cell>
          <table:table-cell table:style-name="Tabla6.A1" office:value-type="string">
            <text:p text:style-name="Table_20_Contents">Reemplazar una parte de un texto por otro.</text:p>
          </table:table-cell>
          <table:table-cell table:style-name="Tabla6.A1" office:value-type="string">
            <text:p text:style-name="Table_20_Contents"><text:span text:style-name="Source_20_Text">str_replace("mal", "bien", $texto);</text:span></text:p>
          </table:table-cell>
        </table:table-row>
        <table:table-row table:style-name="TableLine2224333312912">
          <table:table-cell table:style-name="Tabla6.A1" office:value-type="string">
            <text:p text:style-name="Table_20_Contents"><text:span text:style-name="Source_20_Text">rand()</text:span></text:p>
          </table:table-cell>
          <table:table-cell table:style-name="Tabla6.A1" office:value-type="string">
            <text:p text:style-name="Table_20_Contents">Generar un número entero aleatorio.</text:p>
          </table:table-cell>
          <table:table-cell table:style-name="Tabla6.A1" office:value-type="string">
            <text:p text:style-name="Table_20_Contents"><text:span text:style-name="Source_20_Text">rand(1, 100);</text:span></text:p>
          </table:table-cell>
        </table:table-row>
        <table:table-row table:style-name="TableLine2224333312912">
          <table:table-cell table:style-name="Tabla6.A1" office:value-type="string">
            <text:p text:style-name="Table_20_Contents"><text:span text:style-name="Source_20_Text">count()</text:span></text:p>
          </table:table-cell>
          <table:table-cell table:style-name="Tabla6.A1" office:value-type="string">
            <text:p text:style-name="Table_20_Contents">Contar cuántos elementos tiene un array.</text:p>
          </table:table-cell>
          <table:table-cell table:style-name="Tabla6.A1" office:value-type="string">
            <text:p text:style-name="Table_20_Contents"><text:span text:style-name="Source_20_Text">count($productos);</text:span></text:p>
          </table:table-cell>
        </table:table-row>
      </table:table>
      <text:p text:style-name="Text_20_body"/>
      <text:p text:style-name="Text_20_body"/>
      <text:h text:style-name="Heading_20_3" text:outline-level="3">9. 🧱 Programación Orientada a Objetos (POO): El Kit de Construcción</text:h>
      <text:p text:style-name="Text_20_body">La POO organiza el código en <text:span text:style-name="T1">entidades lógicas</text:span> llamadas <text:span text:style-name="T1">Objetos</text:span>.</text:p>
      <text:h text:style-name="Heading_20_4" text:outline-level="4">9.1. Clases y Objetos</text:h>
      <text:p text:style-name="Text_20_body">Una <text:span text:style-name="T1">Clase</text:span> es el molde (<text:span text:style-name="Source_20_Text"><text:span text:style-name="T1">Usuario</text:span></text:span>). Un <text:span text:style-name="T1">Objeto</text:span> es una instancia real creada a partir de ese molde (<text:span text:style-name="Source_20_Text"><text:span text:style-name="T1">$usuario1</text:span></text:span>). Los objetos tienen <text:span text:style-name="T1">Propiedades</text:span> (datos) y <text:span text:style-name="T1">Métodos</text:span> (acciones).</text:p>
      <text:p text:style-name="Text_20_body"/>
      <text:p text:style-name="Text_20_body">&lt;?php<text:line-break/> <text:s text:c="3"/>class Usuario {<text:line-break/> <text:s text:c="7"/>public $nombre;<text:line-break/> <text:s text:c="7"/><text:line-break/> <text:s text:c="7"/>// El constructor se llama al crear el objeto.<text:line-break/> <text:s text:c="7"/>public function __construct($nombre_inicial) {<text:line-break/> <text:s text:c="11"/>$this-&gt;nombre = $nombre_inicial;<text:line-break/> <text:s text:c="7"/>}<text:line-break/><text:line-break/> <text:s text:c="7"/>public function saludar() {<text:line-break/> <text:s text:c="11"/>return "Hola, soy **" . $this-&gt;nombre . "**";<text:line-break/> <text:s text:c="7"/>}<text:line-break/> <text:s text:c="3"/>}<text:line-break/><text:line-break/><text:soft-page-break/> <text:s text:c="3"/>// Creamos un objeto (instancia)<text:line-break/> <text:s text:c="3"/>$usuario1 = new Usuario("Marta");<text:line-break/><text:line-break/> <text:s text:c="3"/>// Llamar a los métodos (acciones):<text:line-break/> <text:s text:c="3"/>echo "&lt;p&gt;" . $usuario1-&gt;saludar() . "&lt;/p&gt;";<text:line-break/>?&gt;</text:p>
      <text:p text:style-name="Text_20_body"/>
      <text:h text:style-name="Heading_20_3" text:outline-level="3">10. 💾 Conexión a MySQL: Accediendo a la Despensa</text:h>
      <text:p text:style-name="Text_20_body">Para la conexión a la base de datos se recomienda usar la librería <text:span text:style-name="T1">MySQLi</text:span> (MySQL Improved) o PDO. Aquí usamos MySQLi para una introducción sencilla.</text:p>
      <text:h text:style-name="Heading_20_4" text:outline-level="4">Ejemplo de Conexión y Consulta (CRUD: Read)</text:h>
      <text:p text:style-name="Text_20_body"/>
      <text:p text:style-name="Text_20_body">&lt;?php<text:line-break/> <text:s text:c="3"/>// 1. Datos de Conexión (Asegúrate de que XAMPP esté corriendo)<text:line-break/> <text:s text:c="3"/>$servidor = "localhost";<text:line-break/> <text:s text:c="3"/>$usuario = "root";<text:line-break/> <text:s text:c="3"/>$password = ""; // Contraseña vacía por defecto en XAMPP<text:line-break/> <text:s text:c="3"/>$bd = "mi_enciclopedia_web"; <text:line-break/><text:line-break/> <text:s text:c="3"/>// 2. Crear la Conexión <text:line-break/> <text:s text:c="3"/>$conexion = new mysqli($servidor, $usuario, $password, $bd);<text:line-break/><text:line-break/> <text:s text:c="3"/>// 3. Revisar si hay errores<text:line-break/> <text:s text:c="3"/>if ($conexion-&gt;connect_error) {<text:line-break/> <text:s text:c="7"/>die("❌ Error al conectar con la base de datos: " . $conexion-&gt;connect_error);<text:line-break/> <text:s text:c="3"/>}<text:line-break/> <text:s text:c="3"/>echo "✅ Conexión exitosa a la base de datos.&lt;br&gt;";<text:line-break/><text:line-break/> <text:s text:c="3"/>// 4. Ejecutar una Consulta (SQL)<text:line-break/> <text:s text:c="3"/>$sql = "SELECT titulo FROM articulos LIMIT 3";<text:line-break/> <text:s text:c="3"/>$resultado = $conexion-&gt;query($sql);<text:line-break/><text:line-break/> <text:s text:c="3"/>// 5. Procesar los Resultados<text:line-break/> <text:s text:c="3"/>if ($resultado-&gt;num_rows &gt; 0) {<text:line-break/> <text:s text:c="7"/>while($fila = $resultado-&gt;fetch_assoc()) {<text:line-break/> <text:s text:c="11"/>echo "&lt;li&gt;" . $fila["titulo"] . "&lt;/li&gt;";<text:line-break/> <text:s text:c="7"/>}<text:line-break/> <text:s text:c="3"/>} else {<text:line-break/> <text:s text:c="7"/>echo "&lt;p&gt;No se encontraron artículos.&lt;/p&gt;";<text:line-break/> <text:s text:c="3"/>}<text:line-break/><text:line-break/> <text:s text:c="3"/>// 6. Cerrar la Conexión<text:line-break/><text:soft-page-break/> <text:s text:c="3"/>$conexion-&gt;close();<text:line-break/>?&gt;</text:p>
      <text:p text:style-name="Text_20_body"/>
      <text:h text:style-name="Heading_20_3" text:outline-level="3">11. 🛡️ Validación y Limpieza de Datos: La Puerta de Seguridad</text:h>
      <text:p text:style-name="Text_20_body"><text:span text:style-name="T1">¡Nunca confíes en los datos que vienen del navegador!</text:span> La <text:span text:style-name="T1">validación</text:span> verifica que los datos sean correctos, y la <text:span text:style-name="T1">limpieza</text:span> (sanitización) los hace inofensivos.</text:p>
      <text:h text:style-name="Heading_20_4" text:outline-level="4">11.1. Limpieza (Sanitización)</text:h>
      <text:list xml:id="list840773728" text:style-name="L11">
        <text:list-item>
          <text:p text:style-name="P16"><text:span text:style-name="Source_20_Text"><text:span text:style-name="T1">htmlspecialchars()</text:span></text:span><text:span text:style-name="T1">:</text:span> Esencial para prevenir ataques de inyección de código (XSS) al convertir caracteres peligrosos (<text:span text:style-name="Source_20_Text">&lt;</text:span>, <text:span text:style-name="Source_20_Text">&gt;</text:span>) en texto inofensivo.</text:p>
        </text:list-item>
      </text:list>
      <text:h text:style-name="Heading_20_4" text:outline-level="4">11.2. Funciones de Validación Útiles</text:h>
      <table:table table:name="Tabla7" table:style-name="Tabla7">
        <table:table-column table:style-name="Tabla7.A"/>
        <table:table-column table:style-name="Tabla7.B"/>
        <table:table-header-rows>
          <table:table-row table:style-name="TableLine2224333341200">
            <table:table-cell table:style-name="Tabla7.A1" office:value-type="string">
              <text:p text:style-name="Table_20_Contents">Función</text:p>
            </table:table-cell>
            <table:table-cell table:style-name="Tabla7.A1" office:value-type="string">
              <text:p text:style-name="Table_20_Contents">Propósito</text:p>
            </table:table-cell>
          </table:table-row>
        </table:table-header-rows>
        <table:table-row table:style-name="TableLine2224333341200">
          <table:table-cell table:style-name="Tabla7.A1" office:value-type="string">
            <text:p text:style-name="Table_20_Contents"><text:span text:style-name="Source_20_Text">isset()</text:span></text:p>
          </table:table-cell>
          <table:table-cell table:style-name="Tabla7.A1" office:value-type="string">
            <text:p text:style-name="Table_20_Contents">Comprueba si una variable <text:span text:style-name="T1">existe</text:span>.</text:p>
          </table:table-cell>
        </table:table-row>
        <table:table-row table:style-name="TableLine2224333341200">
          <table:table-cell table:style-name="Tabla7.A1" office:value-type="string">
            <text:p text:style-name="Table_20_Contents"><text:span text:style-name="Source_20_Text">empty()</text:span></text:p>
          </table:table-cell>
          <table:table-cell table:style-name="Tabla7.A1" office:value-type="string">
            <text:p text:style-name="Table_20_Contents">Comprueba si una variable está vacía (cadena vacía, 0, <text:span text:style-name="Source_20_Text">false</text:span>).</text:p>
          </table:table-cell>
        </table:table-row>
        <table:table-row table:style-name="TableLine2224333341200">
          <table:table-cell table:style-name="Tabla7.A1" office:value-type="string">
            <text:p text:style-name="Table_20_Contents"><text:span text:style-name="Source_20_Text">filter_var()</text:span></text:p>
          </table:table-cell>
          <table:table-cell table:style-name="Tabla7.A1" office:value-type="string">
            <text:p text:style-name="Table_20_Contents">Valida formatos específicos como emails o URLs.</text:p>
          </table:table-cell>
        </table:table-row>
      </table:table>
      <text:p text:style-name="Text_20_body"/>
      <text:p text:style-name="Text_20_body">Ejemplo Completo de Validación de Entrada: </text:p>
      <text:p text:style-name="Text_20_body"/>
      <text:p text:style-name="Text_20_body">&lt;?php<text:line-break/> <text:s text:c="3"/>$email_recibido = "ejemplo_invalido.com";<text:line-break/> <text:s text:c="3"/>$nombre_recibido = "Usuario con guion"; <text:line-break/><text:line-break/> <text:s text:c="3"/>// 1. Limpieza de datos (Sanitización)<text:line-break/> <text:s text:c="3"/>$nombre_limpio = htmlspecialchars($nombre_recibido);<text:line-break/><text:line-break/> <text:s text:c="3"/>// 2. Validación de formato de Email<text:line-break/> <text:s text:c="3"/>if (filter_var($email_recibido, FILTER_VALIDATE_EMAIL)) {<text:line-break/> <text:s text:c="7"/>echo "&lt;p&gt;El email es válido.&lt;/p&gt;";<text:line-break/> <text:s text:c="3"/>} else {<text:line-break/> <text:s text:c="7"/>echo "&lt;p&gt;El email **" . $email_recibido . "** NO tiene un formato válido.&lt;/p&gt;";<text:line-break/> <text:s text:c="3"/>}<text:line-break/>?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18:43:24.015000000</meta:creation-date>
    <dc:date>2025-11-06T18:48:54.622000000</dc:date>
    <meta:editing-duration>PT5M32S</meta:editing-duration>
    <meta:editing-cycles>1</meta:editing-cycles>
    <meta:document-statistic meta:table-count="7" meta:image-count="0" meta:object-count="0" meta:page-count="22" meta:paragraph-count="295" meta:word-count="2693" meta:character-count="17006" meta:non-whitespace-character-count="13808"/>
    <meta:generator>LibreOffice/7.0.2.2$Windows_X86_64 LibreOffice_project/8349ace3c3162073abd90d81fd06dcfb6b36b994</meta:generator>
  </office:meta>
</office:document-meta>
</file>